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CH4</text:p>
          </table:table-cell>
          <table:table-cell office:value-type="string" calcext:value-type="string">
            <text:p>Acetone</text:p>
          </table:table-cell>
          <table:table-cell office:value-type="string" calcext:value-type="string">
            <text:p>H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3707" calcext:value-type="float">
            <text:p>1.3707</text:p>
          </table:table-cell>
          <table:table-cell office:value-type="float" office:value="79.67125" calcext:value-type="float">
            <text:p>79.67125</text:p>
          </table:table-cell>
          <table:table-cell office:value-type="float" office:value="31.04225" calcext:value-type="float">
            <text:p>31.0422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24406666666667" calcext:value-type="float">
            <text:p>1.24406666666667</text:p>
          </table:table-cell>
          <table:table-cell office:value-type="float" office:value="100.3724" calcext:value-type="float">
            <text:p>100.3724</text:p>
          </table:table-cell>
          <table:table-cell office:value-type="float" office:value="51.70255" calcext:value-type="float">
            <text:p>51.7025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6616" calcext:value-type="float">
            <text:p>0.6616</text:p>
          </table:table-cell>
          <table:table-cell office:value-type="float" office:value="125.56005" calcext:value-type="float">
            <text:p>125.56005</text:p>
          </table:table-cell>
          <table:table-cell office:value-type="float" office:value="74.4486" calcext:value-type="float">
            <text:p>74.448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1985" calcext:value-type="float">
            <text:p>0.1985</text:p>
          </table:table-cell>
          <table:table-cell office:value-type="float" office:value="141.6052" calcext:value-type="float">
            <text:p>141.6052</text:p>
          </table:table-cell>
          <table:table-cell office:value-type="float" office:value="81.65335" calcext:value-type="float">
            <text:p>81.6533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250666666666667" calcext:value-type="float">
            <text:p>0.0250666666666667</text:p>
          </table:table-cell>
          <table:table-cell office:value-type="float" office:value="125.61125" calcext:value-type="float">
            <text:p>125.61125</text:p>
          </table:table-cell>
          <table:table-cell office:value-type="float" office:value="38.8411" calcext:value-type="float">
            <text:p>38.841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423666666666667" calcext:value-type="float">
            <text:p>0.0423666666666667</text:p>
          </table:table-cell>
          <table:table-cell office:value-type="float" office:value="47.44105" calcext:value-type="float">
            <text:p>47.44105</text:p>
          </table:table-cell>
          <table:table-cell office:value-type="float" office:value="11.69335" calcext:value-type="float">
            <text:p>11.6933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974" calcext:value-type="float">
            <text:p>0.0974</text:p>
          </table:table-cell>
          <table:table-cell office:value-type="float" office:value="7.6253" calcext:value-type="float">
            <text:p>7.6253</text:p>
          </table:table-cell>
          <table:table-cell office:value-type="float" office:value="3.14215" calcext:value-type="float">
            <text:p>3.1421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156266666666667" calcext:value-type="float">
            <text:p>0.156266666666667</text:p>
          </table:table-cell>
          <table:table-cell office:value-type="float" office:value="2.66985" calcext:value-type="float">
            <text:p>2.66985</text:p>
          </table:table-cell>
          <table:table-cell office:value-type="float" office:value="1.1463" calcext:value-type="float">
            <text:p>1.146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2129" calcext:value-type="float">
            <text:p>0.2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54033333333333" calcext:value-type="float">
            <text:p>0.2540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72266666666667" calcext:value-type="float">
            <text:p>0.272266666666667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7">
      <number:hours/>
      <number:text>:</number:text>
      <number:minute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6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5:46:27.169842210</meta:creation-date>
    <dc:date>2022-12-22T15:08:01.872063858</dc:date>
    <meta:editing-duration>PT3M4S</meta:editing-duration>
    <meta:editing-cycles>3</meta:editing-cycles>
    <meta:generator>LibreOffice/7.4.3.2$Linux_X86_64 LibreOffice_project/40$Build-2</meta:generator>
    <meta:document-statistic meta:table-count="1" meta:cell-count="47" meta:object-count="0"/>
  </office:meta>
</office:document-meta>
</file>